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c117d" officeooo:paragraph-rsid="001c117d"/>
    </style:style>
    <style:style style:name="P2" style:family="paragraph" style:parent-style-name="Standard">
      <style:paragraph-properties fo:text-align="center" style:justify-single-word="false"/>
      <style:text-properties officeooo:rsid="001c117d" officeooo:paragraph-rsid="001c117d"/>
    </style:style>
    <style:style style:name="P3" style:family="paragraph" style:parent-style-name="Standard">
      <style:text-properties officeooo:rsid="001c117d" officeooo:paragraph-rsid="001df078"/>
    </style:style>
    <style:style style:name="P4" style:family="paragraph" style:parent-style-name="Standard">
      <style:text-properties fo:font-style="italic" officeooo:rsid="001c117d" officeooo:paragraph-rsid="001c117d" style:font-style-asian="italic" style:font-style-complex="italic"/>
    </style:style>
    <style:style style:name="P5" style:family="paragraph" style:parent-style-name="Standard">
      <style:text-properties officeooo:rsid="001df078" officeooo:paragraph-rsid="001df078"/>
    </style:style>
    <style:style style:name="P6" style:family="paragraph" style:parent-style-name="Standard">
      <style:text-properties officeooo:rsid="00223d92" officeooo:paragraph-rsid="00223d92"/>
    </style:style>
    <style:style style:name="P7" style:family="paragraph" style:parent-style-name="Standard">
      <style:text-properties officeooo:rsid="0022e373" officeooo:paragraph-rsid="0022e373"/>
    </style:style>
    <style:style style:name="P8" style:family="paragraph" style:parent-style-name="Standard">
      <style:text-properties officeooo:rsid="0024e2c8" officeooo:paragraph-rsid="0024e2c8"/>
    </style:style>
    <style:style style:name="P9" style:family="paragraph" style:parent-style-name="Standard">
      <style:text-properties officeooo:rsid="00267615" officeooo:paragraph-rsid="00267615"/>
    </style:style>
    <style:style style:name="P10" style:family="paragraph" style:parent-style-name="Standard">
      <style:paragraph-properties fo:break-before="page"/>
      <style:text-properties officeooo:rsid="0022e373" officeooo:paragraph-rsid="0022e373"/>
    </style:style>
    <style:style style:name="T1" style:family="text">
      <style:text-properties officeooo:rsid="001c117d"/>
    </style:style>
    <style:style style:name="T2" style:family="text">
      <style:text-properties officeooo:rsid="001df078"/>
    </style:style>
    <style:style style:name="T3" style:family="text">
      <style:text-properties style:text-position="sub 58%" officeooo:rsid="001df078"/>
    </style:style>
    <style:style style:name="T4" style:family="text">
      <style:text-properties officeooo:rsid="001f3d7f"/>
    </style:style>
    <style:style style:name="T5" style:family="text">
      <style:text-properties officeooo:rsid="00223d92"/>
    </style:style>
    <style:style style:name="T6" style:family="text">
      <style:text-properties officeooo:rsid="0022e373"/>
    </style:style>
    <style:style style:name="T7" style:family="text">
      <style:text-properties officeooo:rsid="0024e2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terial Implication<text:span text:style-name="T1">s</text:span><text:line-break/>From Existential Path<text:span text:style-name="T1">s</text:span></text:p>
      <text:p text:style-name="P2">by Sven Nilsen, 2019</text:p>
      <text:p text:style-name="P1"/>
      <text:p text:style-name="P4">In this paper I show a method to <text:span text:style-name="T2">derive</text:span> material implications from existential paths.</text:p>
      <text:p text:style-name="P1"/>
      <text:p text:style-name="P1">The major result of this paper is the following law:</text:p>
      <text:p text:style-name="P1"/>
      <text:p text:style-name="P1"><text:tab/>∃f{g} &lt;=&gt; g<text:tab/><text:tab/>&lt;<text:span text:style-name="T2">~</text:span>=&gt;<text:tab/><text:tab/>g =&gt; h</text:p>
      <text:p text:style-name="P1"/>
      <text:p text:style-name="P1"><text:tab/>f : <text:span text:style-name="T5">h</text:span> → <text:span text:style-name="T5">T</text:span></text:p>
      <text:p text:style-name="P1"><text:tab/>h : T → bool</text:p>
      <text:p text:style-name="P1"><text:tab/>g : T → bool</text:p>
      <text:p text:style-name="P1"/>
      <text:p text:style-name="P5">Notation:</text:p>
      <text:p text:style-name="P5"/>
      <text:p text:style-name="P5"><text:tab/>`&lt;=&gt;`<text:tab/><text:tab/>Logical equivalence (one expression can be replaced by another)</text:p>
      <text:p text:style-name="P5"><text:tab/>`=&gt;`<text:tab/><text:tab/>Material implication (extended with HOOO for boolean functions)</text:p>
      <text:p text:style-name="P5"><text:tab/>`<text:span text:style-name="T1">&lt;</text:span>~<text:span text:style-name="T1">=&gt;</text:span>`<text:tab/><text:tab/>Equivalence <text:span text:style-name="T4">(everything provable in one system is provable in the other system)</text:span></text:p>
      <text:p text:style-name="P5"><text:tab/>`<text:span text:style-name="T1">f{g}</text:span>`<text:tab/><text:tab/>`f` constrained by `g` <text:span text:style-name="T4">(the domain of `f` is constrained by `g`)</text:span></text:p>
      <text:p text:style-name="P5"><text:tab/>`<text:span text:style-name="T1">∃f</text:span>`<text:tab/><text:tab/>The existential path of `f` <text:span text:style-name="T4">(codomain)</text:span></text:p>
      <text:p text:style-name="P5"><text:tab/>`<text:span text:style-name="T1">∃f{g}</text:span>`<text:tab/>The existential path of `f` constrained by `g` (`<text:span text:style-name="T1">∃f{g} </text:span>&lt;=&gt; <text:span text:style-name="T1">∃</text:span>(<text:span text:style-name="T1">f{g}</text:span>)`)</text:p>
      <text:p text:style-name="P5"><text:tab/><text:span text:style-name="T4">`→`<text:tab/><text:tab/>Function type (`A → B` means taking type `A` and returning type `B`)</text:span></text:p>
      <text:p text:style-name="P1"><text:tab/><text:span text:style-name="T4">`T`<text:tab/><text:tab/>A generic type</text:span></text:p>
      <text:p text:style-name="P1"><text:tab/><text:span text:style-name="T4">`bool`<text:tab/><text:tab/>Boolean (`true` or `false`)</text:span></text:p>
      <text:p text:style-name="P1"/>
      <text:p text:style-name="P6">For every output of a function, there exists an input:</text:p>
      <text:p text:style-name="P6"/>
      <text:p text:style-name="P6"><text:tab/>∀ y { (∃f)(y) &lt;=&gt; ∃ x { f(x) == y } }</text:p>
      <text:p text:style-name="P6"/>
      <text:p text:style-name="P6">This is because the existential path means that there exist some input such that `f` returns the value:</text:p>
      <text:p text:style-name="P6"/>
      <text:p text:style-name="P6"><text:tab/>∃f <text:tab/>&lt;=&gt;<text:tab/>\(y) = ∃ x { f(x) == y }</text:p>
      <text:p text:style-name="P6"/>
      <text:p text:style-name="P6">Here, the `\(...) = ...` notation means a lambda expression.</text:p>
      <text:p text:style-name="P6"/>
      <text:p text:style-name="P6">So, <text:span text:style-name="T6">imagine that </text:span>if `∃f &lt;=&gt; g`, then there must exist some input for every member of `g`.</text:p>
      <text:p text:style-name="P6">However, since `∃f{g} &lt;=&gt; g`, each input must <text:span text:style-name="T6">also </text:span>be a member of `g`.</text:p>
      <text:p text:style-name="P7">The set of the input is the same as the set of the output.</text:p>
      <text:p text:style-name="P7">Two sets that are the same have the same number of members.</text:p>
      <text:p text:style-name="P7">When both the input and the output have the same number of members, the function can not map any two members to the same output. It must map each input to some unique member of the output.</text:p>
      <text:p text:style-name="P6">This means that `f{g}` maps <text:span text:style-name="T6">every member of `g` to some unique member of `g`.</text:span></text:p>
      <text:p text:style-name="P7">Because of this, the function `f{g}` is invertible.</text:p>
      <text:p text:style-name="P10">However, since `f` has the type:</text:p>
      <text:p text:style-name="P7"/>
      <text:p text:style-name="P7"><text:tab/>f : h → T</text:p>
      <text:p text:style-name="P7"/>
      <text:p text:style-name="P7">It means that the input of `f{g}` is also implicitly constrained by `h`:</text:p>
      <text:p text:style-name="P7"/>
      <text:p text:style-name="P7"><text:tab/>f{g}<text:tab/>&lt;=&gt;<text:tab/>f{g ∧ h}</text:p>
      <text:p text:style-name="P3"/>
      <text:p text:style-name="P7">Yet, each member of the input must map to some unique member of the output.</text:p>
      <text:p text:style-name="P8">The set of `h` can not be smaller than the set of `g`, because then there would not exist some input of `<text:span text:style-name="T6">f{g ∧ h}</text:span>` for every member of `g`.</text:p>
      <text:p text:style-name="P3"/>
      <text:p text:style-name="P3"><text:tab/><text:span text:style-name="T7">|h| &gt;= |g|</text:span></text:p>
      <text:p text:style-name="P3"/>
      <text:p text:style-name="P8">The set of `h` covers the set of `g`.<text:line-break/>This means that every input of `g` which returns `true` also returns `true` for `h`:</text:p>
      <text:p text:style-name="P8"/>
      <text:p text:style-name="P8"><text:tab/>x : [g] true<text:tab/><text:tab/>=&gt;<text:tab/><text:tab/>x : [h] true</text:p>
      <text:p text:style-name="P8"/>
      <text:p text:style-name="P9">This can be written:</text:p>
      <text:p text:style-name="P9"/>
      <text:p text:style-name="P9"><text:tab/>x : g<text:tab/><text:tab/><text:tab/>=&gt;<text:tab/><text:tab/>x : h</text:p>
      <text:p text:style-name="P9"/>
      <text:p text:style-name="P9">Or simply:</text:p>
      <text:p text:style-name="P9"/>
      <text:p text:style-name="P9"><text:tab/>g =&gt; h</text:p>
      <text:p text:style-name="P8"/>
      <text:p text:style-name="P9">This gives the following law:</text:p>
      <text:p text:style-name="P9"/>
      <text:p text:style-name="P9"><text:tab/><text:span text:style-name="T1">∃f{g} &lt;=&gt; g<text:tab/><text:tab/>&lt;~=&gt;<text:tab/><text:tab/>g =&gt; h</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07:17:04.497295000</meta:creation-date>
    <dc:date>2019-09-02T08:40:34.669730000</dc:date>
    <meta:editing-duration>PT9M8S</meta:editing-duration>
    <meta:editing-cycles>1</meta:editing-cycles>
    <meta:document-statistic meta:table-count="0" meta:image-count="0" meta:object-count="0" meta:page-count="2" meta:paragraph-count="45" meta:word-count="461" meta:character-count="2326" meta:non-whitespace-character-count="1870"/>
    <meta:generator>LibreOffice/5.1.2.2$MacOSX_X86_64 LibreOffice_project/d3bf12ecb743fc0d20e0be0c58ca359301eb705f</meta:generator>
  </office:meta>
</office:document-meta>
</file>